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ourt rules prorogation lawful</text:p>
          </table:table-cell>
          <table:table-cell table:number-columns-repeated="6"/>
          <table:table-cell office:value-type="string" calcext:value-type="string">
            <text:p>Pixel width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  <table:table-cell table:formula="of:=[.A2]" office:value-type="float" office:value="0.1" calcext:value-type="float">
            <text:p>0.1</text:p>
          </table:table-cell>
          <table:table-cell table:formula="of:=[.G2]*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rt rules non justiciable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5"/>
          <table:table-cell table:formula="of:=[.A5]" office:value-type="float" office:value="0.4" calcext:value-type="float">
            <text:p>0.4</text:p>
          </table:table-cell>
          <table:table-cell table:formula="of:=[.G5]*2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rt rules advice unlawful, prorogation OK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5"/>
          <table:table-cell table:formula="of:=[.A8]" office:value-type="float" office:value="0.4" calcext:value-type="float">
            <text:p>0.4</text:p>
          </table:table-cell>
          <table:table-cell table:formula="of:=[.G8]*2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rt rules all unlawful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  <table:table-cell table:formula="of:=[.A11]" office:value-type="float" office:value="0.1" calcext:value-type="float">
            <text:p>0.1</text:p>
          </table:table-cell>
          <table:table-cell table:formula="of:=[.G11]*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very continues as expected</text:p>
          </table:table-cell>
          <table:table-cell table:number-columns-repeated="10"/>
        </table:table-row>
        <table:table-row table:style-name="ro1">
          <table:table-cell table:formula="of:=[.G2]" office:value-type="float" office:value="0.1" calcext:value-type="float">
            <text:p>0.1</text:p>
          </table:table-cell>
          <table:table-cell table:number-columns-repeated="5"/>
          <table:table-cell table:formula="of:=[.A14]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formula="of:=[.G5]" office:value-type="float" office:value="0.4" calcext:value-type="float">
            <text:p>0.4</text:p>
          </table:table-cell>
          <table:table-cell table:number-columns-repeated="5"/>
          <table:table-cell table:formula="of:=[.A15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 table:formula="of:=SUM([.G14:.G15])" office:value-type="float" office:value="0.5" calcext:value-type="float">
            <text:p>0.5</text:p>
          </table:table-cell>
          <table:table-cell table:formula="of:=[.G16]*2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ohnson apologises but survives</text:p>
          </table:table-cell>
          <table:table-cell table:number-columns-repeated="10"/>
        </table:table-row>
        <table:table-row table:style-name="ro1">
          <table:table-cell table:formula="of:=[.G8]"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19]*[.B19]" office:value-type="float" office:value="0.32" calcext:value-type="float">
            <text:p>0.32</text:p>
          </table:table-cell>
          <table:table-cell table:formula="of:=[.G19]*20"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 agreement</text:p>
          </table:table-cell>
          <table:table-cell table:number-columns-repeated="10"/>
        </table:table-row>
        <table:table-row table:style-name="ro1">
          <table:table-cell table:formula="of:=[.G11]"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22]*[.B22]" office:value-type="float" office:value="0.04" calcext:value-type="float">
            <text:p>0.04</text:p>
          </table:table-cell>
          <table:table-cell table:formula="of:=[.G22]*20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uring conferences Johnson pushed</text:p>
          </table:table-cell>
          <table:table-cell table:number-columns-repeated="10"/>
        </table:table-row>
        <table:table-row table:style-name="ro1">
          <table:table-cell table:formula="of:=[.G16]" office:value-type="float" office:value="0.5" calcext:value-type="float">
            <text:p>0.5</text:p>
          </table:table-cell>
          <table:table-cell table:number-columns-repeated="5"/>
          <table:table-cell table:formula="of:=[.A25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formula="of:=[.G19]" office:value-type="float" office:value="0.32" calcext:value-type="float">
            <text:p>0.32</text:p>
          </table:table-cell>
          <table:table-cell table:number-columns-repeated="5"/>
          <table:table-cell table:formula="of:=[.A26]" office:value-type="float" office:value="0.32" calcext:value-type="float">
            <text:p>0.32</text:p>
          </table:table-cell>
          <table:table-cell table:number-columns-repeated="4"/>
        </table:table-row>
        <table:table-row table:style-name="ro1">
          <table:table-cell table:formula="of:=[.G22]" office:value-type="float" office:value="0.04" calcext:value-type="float">
            <text:p>0.04</text:p>
          </table:table-cell>
          <table:table-cell table:number-columns-repeated="5"/>
          <table:table-cell table:formula="of:=[.A27]"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 table:formula="of:=SUM([.G25:.G27])" office:value-type="float" office:value="0.86" calcext:value-type="float">
            <text:p>0.86</text:p>
          </table:table-cell>
          <table:table-cell table:formula="of:=[.G28]*20" office:value-type="float" office:value="17.2" calcext:value-type="float">
            <text:p>17.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ohnson changes tack</text:p>
          </table:table-cell>
          <table:table-cell table:number-columns-repeated="10"/>
        </table:table-row>
        <table:table-row table:style-name="ro1">
          <table:table-cell table:formula="of:=[.G28]" office:value-type="float" office:value="0.86" calcext:value-type="float">
            <text:p>0.8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31]*[.B31]" office:value-type="float" office:value="0.086" calcext:value-type="float">
            <text:p>0.086</text:p>
          </table:table-cell>
          <table:table-cell table:formula="of:=[.G31]*20" office:value-type="float" office:value="1.72" calcext:value-type="float">
            <text:p>1.7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ohnson continues to refuse</text:p>
          </table:table-cell>
          <table:table-cell table:number-columns-repeated="10"/>
        </table:table-row>
        <table:table-row table:style-name="ro1">
          <table:table-cell table:formula="of:=[.G28]" office:value-type="float" office:value="0.86" calcext:value-type="float">
            <text:p>0.86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34]*[.B34]" office:value-type="float" office:value="0.516" calcext:value-type="float">
            <text:p>0.516</text:p>
          </table:table-cell>
          <table:table-cell table:formula="of:=[.G34]*20" office:value-type="float" office:value="10.32" calcext:value-type="float">
            <text:p>10.3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ohnson agrees to send letter, or forced</text:p>
          </table:table-cell>
          <table:table-cell table:number-columns-repeated="10"/>
        </table:table-row>
        <table:table-row table:style-name="ro1">
          <table:table-cell table:formula="of:=[.G28]" office:value-type="float" office:value="0.86" calcext:value-type="float">
            <text:p>0.8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37]*[.B37]" office:value-type="float" office:value="0.086" calcext:value-type="float">
            <text:p>0.086</text:p>
          </table:table-cell>
          <table:table-cell table:formula="of:=[.G37]*20" office:value-type="float" office:value="1.72" calcext:value-type="float">
            <text:p>1.7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ohnson resigns prior to 14 Oct</text:p>
          </table:table-cell>
          <table:table-cell table:number-columns-repeated="10"/>
        </table:table-row>
        <table:table-row table:style-name="ro1">
          <table:table-cell table:formula="of:=[.G28]" office:value-type="float" office:value="0.86" calcext:value-type="float">
            <text:p>0.8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40]*[.B40]" office:value-type="float" office:value="0.172" calcext:value-type="float">
            <text:p>0.172</text:p>
          </table:table-cell>
          <table:table-cell table:formula="of:=[.G40]*20" office:value-type="float" office:value="3.44" calcext:value-type="float">
            <text:p>3.44</text:p>
          </table:table-cell>
          <table:table-cell table:number-columns-repeated="3"/>
        </table:table-row>
        <table:table-row table:style-name="ro1">
          <table:table-cell table:formula="of:=[.G8]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41]*[.B41]" office:value-type="float" office:value="0.08" calcext:value-type="float">
            <text:p>0.08</text:p>
          </table:table-cell>
          <table:table-cell table:formula="of:=[.G41]*20"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table:formula="of:=[.G11]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42]*[.B42]" office:value-type="float" office:value="0.03" calcext:value-type="float">
            <text:p>0.03</text:p>
          </table:table-cell>
          <table:table-cell table:formula="of:=[.G42]*20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40:.G42])" office:value-type="float" office:value="0.282" calcext:value-type="float">
            <text:p>0.282</text:p>
          </table:table-cell>
          <table:table-cell table:formula="of:=[.G43]*20" office:value-type="float" office:value="5.64" calcext:value-type="float">
            <text:p>5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ges tack, orig backstop</text:p>
          </table:table-cell>
          <table:table-cell table:number-columns-repeated="10"/>
        </table:table-row>
        <table:table-row table:style-name="ro1">
          <table:table-cell table:formula="of:=[.G31]" office:value-type="float" office:value="0.086" calcext:value-type="float">
            <text:p>0.08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45]*[.B45]" office:value-type="float" office:value="0.043" calcext:value-type="float">
            <text:p>0.043</text:p>
          </table:table-cell>
          <table:table-cell table:formula="of:=[.G45]*20"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anges tack, agri-food backstop</text:p>
          </table:table-cell>
          <table:table-cell table:number-columns-repeated="10"/>
        </table:table-row>
        <table:table-row table:style-name="ro1">
          <table:table-cell table:formula="of:=[.G31]" office:value-type="float" office:value="0.086" calcext:value-type="float">
            <text:p>0.08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48]*[.B48]" office:value-type="float" office:value="0.043" calcext:value-type="float">
            <text:p>0.043</text:p>
          </table:table-cell>
          <table:table-cell table:formula="of:=[.G48]*20"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rig backstop, EU agrees</text:p>
          </table:table-cell>
          <table:table-cell table:number-columns-repeated="10"/>
        </table:table-row>
        <table:table-row table:style-name="ro1">
          <table:table-cell table:formula="of:=[.G45]" office:value-type="float" office:value="0.043" calcext:value-type="float">
            <text:p>0.043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51]*[.B51]" office:value-type="float" office:value="0.0387" calcext:value-type="float">
            <text:p>0.0387</text:p>
          </table:table-cell>
          <table:table-cell table:formula="of:=[.G51]*20" office:value-type="float" office:value="0.774" calcext:value-type="float">
            <text:p>0.77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rig backstop, EU disagrees</text:p>
          </table:table-cell>
          <table:table-cell table:number-columns-repeated="10"/>
        </table:table-row>
        <table:table-row table:style-name="ro1">
          <table:table-cell table:formula="of:=[.G45]" office:value-type="float" office:value="0.043" calcext:value-type="float">
            <text:p>0.043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54]*[.B54]" office:value-type="float" office:value="0.0043" calcext:value-type="float">
            <text:p>0.0043</text:p>
          </table:table-cell>
          <table:table-cell table:formula="of:=[.G54]*20" office:value-type="float" office:value="0.086" calcext:value-type="float">
            <text:p>0.08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rig backstop, Commons agrees</text:p>
          </table:table-cell>
          <table:table-cell table:number-columns-repeated="10"/>
        </table:table-row>
        <table:table-row table:style-name="ro1">
          <table:table-cell table:formula="of:=[.G51]" office:value-type="float" office:value="0.0387" calcext:value-type="float">
            <text:p>0.0387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7]*[.B57]" office:value-type="float" office:value="0.01935" calcext:value-type="float">
            <text:p>0.01935</text:p>
          </table:table-cell>
          <table:table-cell table:formula="of:=[.G57]*20" office:value-type="float" office:value="0.387" calcext:value-type="float">
            <text:p>0.38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rig backstop, Commons disagrees</text:p>
          </table:table-cell>
          <table:table-cell table:number-columns-repeated="10"/>
        </table:table-row>
        <table:table-row table:style-name="ro1">
          <table:table-cell table:formula="of:=[.G51]" office:value-type="float" office:value="0.0387" calcext:value-type="float">
            <text:p>0.0387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60]*[.B60]" office:value-type="float" office:value="0.01935" calcext:value-type="float">
            <text:p>0.01935</text:p>
          </table:table-cell>
          <table:table-cell table:formula="of:=[.G60]*20" office:value-type="float" office:value="0.387" calcext:value-type="float">
            <text:p>0.38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UP furious</text:p>
          </table:table-cell>
          <table:table-cell table:number-columns-repeated="10"/>
        </table:table-row>
        <table:table-row table:style-name="ro1">
          <table:table-cell table:formula="of:=[.G54]" office:value-type="float" office:value="0.0043" calcext:value-type="float">
            <text:p>0.0043</text:p>
          </table:table-cell>
          <table:table-cell table:number-columns-repeated="5"/>
          <table:table-cell table:formula="of:=[.A63]" office:value-type="float" office:value="0.0043" calcext:value-type="float">
            <text:p>0.0043</text:p>
          </table:table-cell>
          <table:table-cell table:number-columns-repeated="4"/>
        </table:table-row>
        <table:table-row table:style-name="ro1">
          <table:table-cell table:formula="of:=[.G60]" office:value-type="float" office:value="0.01935" calcext:value-type="float">
            <text:p>0.01935</text:p>
          </table:table-cell>
          <table:table-cell table:number-columns-repeated="5"/>
          <table:table-cell table:formula="of:=[.A64]" office:value-type="float" office:value="0.01935" calcext:value-type="float">
            <text:p>0.0193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 table:formula="of:=SUM([.G63:.G64])" office:value-type="float" office:value="0.02365" calcext:value-type="float">
            <text:p>0.02365</text:p>
          </table:table-cell>
          <table:table-cell table:formula="of:=[.G65]*20" office:value-type="float" office:value="0.473" calcext:value-type="float">
            <text:p>0.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ri food, EU agrees</text:p>
          </table:table-cell>
          <table:table-cell table:number-columns-repeated="10"/>
        </table:table-row>
        <table:table-row table:style-name="ro1">
          <table:table-cell table:formula="of:=[.G48]" office:value-type="float" office:value="0.043" calcext:value-type="float">
            <text:p>0.043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67]*[.B67]" office:value-type="float" office:value="0.0129" calcext:value-type="float">
            <text:p>0.0129</text:p>
          </table:table-cell>
          <table:table-cell table:formula="of:=[.G67]*20" office:value-type="float" office:value="0.258" calcext:value-type="float">
            <text:p>0.25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gri food, EU disagrees</text:p>
          </table:table-cell>
          <table:table-cell table:number-columns-repeated="10"/>
        </table:table-row>
        <table:table-row table:style-name="ro1">
          <table:table-cell table:formula="of:=[.G48]" office:value-type="float" office:value="0.043" calcext:value-type="float">
            <text:p>0.043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70]*[.B70]" office:value-type="float" office:value="0.0301" calcext:value-type="float">
            <text:p>0.0301</text:p>
          </table:table-cell>
          <table:table-cell table:formula="of:=[.G70]*20" office:value-type="float" office:value="0.602" calcext:value-type="float">
            <text:p>0.60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gri food, Commons agrees</text:p>
          </table:table-cell>
          <table:table-cell table:number-columns-repeated="10"/>
        </table:table-row>
        <table:table-row table:style-name="ro1">
          <table:table-cell table:formula="of:=[.G67]" office:value-type="float" office:value="0.0129" calcext:value-type="float">
            <text:p>0.0129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73]*[.B73]" office:value-type="float" office:value="0.00903000000000001" calcext:value-type="float">
            <text:p>0.00903</text:p>
          </table:table-cell>
          <table:table-cell table:formula="of:=[.G73]*20" office:value-type="float" office:value="0.1806" calcext:value-type="float">
            <text:p>0.180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gri food, Commons disagrees</text:p>
          </table:table-cell>
          <table:table-cell table:number-columns-repeated="10"/>
        </table:table-row>
        <table:table-row table:style-name="ro1">
          <table:table-cell table:formula="of:=[.G67]" office:value-type="float" office:value="0.0129" calcext:value-type="float">
            <text:p>0.0129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76]*[.B76]" office:value-type="float" office:value="0.00387" calcext:value-type="float">
            <text:p>0.00387</text:p>
          </table:table-cell>
          <table:table-cell table:formula="of:=[.G76]*20" office:value-type="float" office:value="0.0774" calcext:value-type="float">
            <text:p>0.077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NC</text:p>
          </table:table-cell>
          <table:table-cell table:number-columns-repeated="10"/>
        </table:table-row>
        <table:table-row table:style-name="ro1">
          <table:table-cell table:formula="of:=[.G65]" office:value-type="float" office:value="0.02365" calcext:value-type="float">
            <text:p>0.02365</text:p>
          </table:table-cell>
          <table:table-cell table:number-columns-repeated="5"/>
          <table:table-cell table:formula="of:=[.A79]" office:value-type="float" office:value="0.02365" calcext:value-type="float">
            <text:p>0.02365</text:p>
          </table:table-cell>
          <table:table-cell table:number-columns-repeated="4"/>
        </table:table-row>
        <table:table-row table:style-name="ro1">
          <table:table-cell table:formula="of:=[.G34]" office:value-type="float" office:value="0.516" calcext:value-type="float">
            <text:p>0.516</text:p>
          </table:table-cell>
          <table:table-cell table:number-columns-repeated="5"/>
          <table:table-cell table:formula="of:=[.A80]" office:value-type="float" office:value="0.516" calcext:value-type="float">
            <text:p>0.516</text:p>
          </table:table-cell>
          <table:table-cell table:number-columns-repeated="4"/>
        </table:table-row>
        <table:table-row table:style-name="ro1">
          <table:table-cell table:formula="of:=[.G11]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81]*[.B81]"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SUM([.G79:.G81])" office:value-type="float" office:value="0.56965" calcext:value-type="float">
            <text:p>0.56965</text:p>
          </table:table-cell>
          <table:table-cell table:formula="of:=[.G82]*20" office:value-type="float" office:value="11.393" calcext:value-type="float">
            <text:p>11.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10"/>
        </table:table-row>
        <table:table-row table:style-name="ro1">
          <table:table-cell table:formula="of:=[.G82]" office:value-type="float" office:value="0.56965" calcext:value-type="float">
            <text:p>0.5696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84]*[.B84]" office:value-type="float" office:value="0.512685" calcext:value-type="float">
            <text:p>0.512685</text:p>
          </table:table-cell>
          <table:table-cell table:formula="of:=[.G84]*20" office:value-type="float" office:value="10.2537" calcext:value-type="float">
            <text:p>10.253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10"/>
        </table:table-row>
        <table:table-row table:style-name="ro1">
          <table:table-cell table:formula="of:=[.G82]" office:value-type="float" office:value="0.56965" calcext:value-type="float">
            <text:p>0.5696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87]*[.B87]" office:value-type="float" office:value="0.056965" calcext:value-type="float">
            <text:p>0.056965</text:p>
          </table:table-cell>
          <table:table-cell table:formula="of:=[.G87]*20" office:value-type="float" office:value="1.1393" calcext:value-type="float">
            <text:p>1.139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 admin formed</text:p>
          </table:table-cell>
          <table:table-cell table:number-columns-repeated="10"/>
        </table:table-row>
        <table:table-row table:style-name="ro1">
          <table:table-cell table:formula="of:=[.G84]" office:value-type="float" office:value="0.512685" calcext:value-type="float">
            <text:p>0.51268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90]*[.B90]" office:value-type="float" office:value="0.0512685" calcext:value-type="float">
            <text:p>0.0512685</text:p>
          </table:table-cell>
          <table:table-cell table:formula="of:=[.G90]*20" office:value-type="float" office:value="1.02537" calcext:value-type="float">
            <text:p>1.0253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terim Corbyn GE</text:p>
          </table:table-cell>
          <table:table-cell table:number-columns-repeated="10"/>
        </table:table-row>
        <table:table-row table:style-name="ro1">
          <table:table-cell table:formula="of:=[.G84]" office:value-type="float" office:value="0.512685" calcext:value-type="float">
            <text:p>0.51268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93]*[.B93]" office:value-type="float" office:value="0.1538055" calcext:value-type="float">
            <text:p>0.1538055</text:p>
          </table:table-cell>
          <table:table-cell table:formula="of:=[.G93]*20" office:value-type="float" office:value="3.07611" calcext:value-type="float">
            <text:p>3.07611</text:p>
          </table:table-cell>
          <table:table-cell table:number-columns-repeated="3"/>
        </table:table-row>
        <table:table-row table:style-name="ro1">
          <table:table-cell table:formula="of:=[.G43]" office:value-type="float" office:value="0.282" calcext:value-type="float">
            <text:p>0.282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94]*[.B94]" office:value-type="float" office:value="0.0846" calcext:value-type="float">
            <text:p>0.0846</text:p>
          </table:table-cell>
          <table:table-cell table:formula="of:=[.G94]*20" office:value-type="float" office:value="1.692" calcext:value-type="float">
            <text:p>1.69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93:.G94])" office:value-type="float" office:value="0.2384055" calcext:value-type="float">
            <text:p>0.2384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im centrist GE</text:p>
          </table:table-cell>
          <table:table-cell table:number-columns-repeated="10"/>
        </table:table-row>
        <table:table-row table:style-name="ro1">
          <table:table-cell table:formula="of:=[.G84]" office:value-type="float" office:value="0.512685" calcext:value-type="float">
            <text:p>0.51268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97]*[.B97]" office:value-type="float" office:value="0.1538055" calcext:value-type="float">
            <text:p>0.1538055</text:p>
          </table:table-cell>
          <table:table-cell table:formula="of:=[.G97]*20" office:value-type="float" office:value="3.07611" calcext:value-type="float">
            <text:p>3.07611</text:p>
          </table:table-cell>
          <table:table-cell table:number-columns-repeated="3"/>
        </table:table-row>
        <table:table-row table:style-name="ro1">
          <table:table-cell table:formula="of:=[.G43]" office:value-type="float" office:value="0.282" calcext:value-type="float">
            <text:p>0.282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98]*[.B98]" office:value-type="float" office:value="0.1128" calcext:value-type="float">
            <text:p>0.1128</text:p>
          </table:table-cell>
          <table:table-cell table:formula="of:=[.G98]*20" office:value-type="float" office:value="2.256" calcext:value-type="float">
            <text:p>2.25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97:.G98])" office:value-type="float" office:value="0.2666055" calcext:value-type="float">
            <text:p>0.2666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im May’s Deal</text:p>
          </table:table-cell>
          <table:table-cell table:number-columns-repeated="10"/>
        </table:table-row>
        <table:table-row table:style-name="ro1">
          <table:table-cell table:formula="of:=[.G84]" office:value-type="float" office:value="0.512685" calcext:value-type="float">
            <text:p>0.51268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01]*[.B101]" office:value-type="float" office:value="0.0512685" calcext:value-type="float">
            <text:p>0.0512685</text:p>
          </table:table-cell>
          <table:table-cell table:formula="of:=[.G101]*20" office:value-type="float" office:value="1.02537" calcext:value-type="float">
            <text:p>1.02537</text:p>
          </table:table-cell>
          <table:table-cell table:number-columns-repeated="3"/>
        </table:table-row>
        <table:table-row table:style-name="ro1">
          <table:table-cell table:formula="of:=[.G43]" office:value-type="float" office:value="0.282" calcext:value-type="float">
            <text:p>0.282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02]*[.B102]" office:value-type="float" office:value="0.0282" calcext:value-type="float">
            <text:p>0.0282</text:p>
          </table:table-cell>
          <table:table-cell table:formula="of:=[.G102]*20" office:value-type="float" office:value="0.564" calcext:value-type="float">
            <text:p>0.564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01:.G102])" office:value-type="float" office:value="0.0794685" calcext:value-type="float">
            <text:p>0.07946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im and 2<text:span text:style-name="T1">nd</text:span> Ref</text:p>
          </table:table-cell>
          <table:table-cell table:number-columns-repeated="10"/>
        </table:table-row>
        <table:table-row table:style-name="ro1">
          <table:table-cell table:formula="of:=[.G84]" office:value-type="float" office:value="0.512685" calcext:value-type="float">
            <text:p>0.51268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05]*[.B105]" office:value-type="float" office:value="0.102537" calcext:value-type="float">
            <text:p>0.102537</text:p>
          </table:table-cell>
          <table:table-cell table:formula="of:=[.G105]*20" office:value-type="float" office:value="2.05074" calcext:value-type="float">
            <text:p>2.05074</text:p>
          </table:table-cell>
          <table:table-cell table:number-columns-repeated="3"/>
        </table:table-row>
        <table:table-row table:style-name="ro1">
          <table:table-cell table:formula="of:=[.G43]" office:value-type="float" office:value="0.282" calcext:value-type="float">
            <text:p>0.282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06]*[.B106]" office:value-type="float" office:value="0.0564" calcext:value-type="float">
            <text:p>0.0564</text:p>
          </table:table-cell>
          <table:table-cell table:formula="of:=[.G106]*20" office:value-type="float" office:value="1.128" calcext:value-type="float">
            <text:p>1.12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05:.G106])" office:value-type="float" office:value="0.158937" calcext:value-type="float">
            <text:p>0.158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ght need emergency demand</text:p>
          </table:table-cell>
          <table:table-cell table:number-columns-repeated="10"/>
        </table:table-row>
        <table:table-row table:style-name="ro1">
          <table:table-cell table:formula="of:=[.G90]" office:value-type="float" office:value="0.0512685" calcext:value-type="float">
            <text:p>0.0512685</text:p>
          </table:table-cell>
          <table:table-cell table:number-columns-repeated="5"/>
          <table:table-cell table:formula="of:=[.A109]" office:value-type="float" office:value="0.0512685" calcext:value-type="float">
            <text:p>0.0512685</text:p>
          </table:table-cell>
          <table:table-cell table:formula="of:=[.G109]*20" office:value-type="float" office:value="1.02537" calcext:value-type="float">
            <text:p>1.02537</text:p>
          </table:table-cell>
          <table:table-cell table:number-columns-repeated="3"/>
        </table:table-row>
        <table:table-row table:style-name="ro1">
          <table:table-cell table:formula="of:=[.G95]" office:value-type="float" office:value="0.2384055" calcext:value-type="float">
            <text:p>0.2384055</text:p>
          </table:table-cell>
          <table:table-cell table:number-columns-repeated="5"/>
          <table:table-cell table:formula="of:=[.A110]" office:value-type="float" office:value="0.2384055" calcext:value-type="float">
            <text:p>0.2384055</text:p>
          </table:table-cell>
          <table:table-cell table:formula="of:=[.G110]*20" office:value-type="float" office:value="4.76811" calcext:value-type="float">
            <text:p>4.76811</text:p>
          </table:table-cell>
          <table:table-cell table:number-columns-repeated="3"/>
        </table:table-row>
        <table:table-row table:style-name="ro1">
          <table:table-cell table:formula="of:=[.G99]" office:value-type="float" office:value="0.2666055" calcext:value-type="float">
            <text:p>0.2666055</text:p>
          </table:table-cell>
          <table:table-cell table:number-columns-repeated="5"/>
          <table:table-cell table:formula="of:=[.A111]" office:value-type="float" office:value="0.2666055" calcext:value-type="float">
            <text:p>0.2666055</text:p>
          </table:table-cell>
          <table:table-cell table:formula="of:=[.G111]*20" office:value-type="float" office:value="5.33211" calcext:value-type="float">
            <text:p>5.3321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09:.G111])" office:value-type="float" office:value="0.5562795" calcext:value-type="float">
            <text:p>0.5562795</text:p>
          </table:table-cell>
          <table:table-cell table:formula="of:=[.G112]*20" office:value-type="float" office:value="11.12559" calcext:value-type="float">
            <text:p>11.12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 refuses ext</text:p>
          </table:table-cell>
          <table:table-cell table:number-columns-repeated="10"/>
        </table:table-row>
        <table:table-row table:style-name="ro1">
          <table:table-cell table:formula="of:=[.G70]" office:value-type="float" office:value="0.0301" calcext:value-type="float">
            <text:p>0.030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114]*[.B114]" office:value-type="float" office:value="0.00903" calcext:value-type="float">
            <text:p>0.00903</text:p>
          </table:table-cell>
          <table:table-cell table:formula="of:=[.G114]*20" office:value-type="float" office:value="0.1806" calcext:value-type="float">
            <text:p>0.1806</text:p>
          </table:table-cell>
          <table:table-cell table:number-columns-repeated="3"/>
        </table:table-row>
        <table:table-row table:style-name="ro1">
          <table:table-cell table:formula="of:=[.G76]" office:value-type="float" office:value="0.00387" calcext:value-type="float">
            <text:p>0.00387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115]*[.B115]" office:value-type="float" office:value="0.001161" calcext:value-type="float">
            <text:p>0.001161</text:p>
          </table:table-cell>
          <table:table-cell table:formula="of:=[.G115]*20" office:value-type="float" office:value="0.02322" calcext:value-type="float">
            <text:p>0.0232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14:.G115])" office:value-type="float" office:value="0.010191" calcext:value-type="float">
            <text:p>0.010191</text:p>
          </table:table-cell>
          <table:table-cell table:formula="of:=[.G116]*20" office:value-type="float" office:value="0.20382" calcext:value-type="float">
            <text:p>0.20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 agrees ext</text:p>
          </table:table-cell>
          <table:table-cell table:number-columns-repeated="10"/>
        </table:table-row>
        <table:table-row table:style-name="ro1">
          <table:table-cell table:formula="of:=[.G70]" office:value-type="float" office:value="0.0301" calcext:value-type="float">
            <text:p>0.0301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118]*[.B118]" office:value-type="float" office:value="0.02107" calcext:value-type="float">
            <text:p>0.02107</text:p>
          </table:table-cell>
          <table:table-cell table:formula="of:=[.G118]*20" office:value-type="float" office:value="0.4214" calcext:value-type="float">
            <text:p>0.4214</text:p>
          </table:table-cell>
          <table:table-cell table:number-columns-repeated="3"/>
        </table:table-row>
        <table:table-row table:style-name="ro1">
          <table:table-cell table:formula="of:=[.G76]" office:value-type="float" office:value="0.00387" calcext:value-type="float">
            <text:p>0.00387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119]*[.B119]" office:value-type="float" office:value="0.002709" calcext:value-type="float">
            <text:p>0.002709</text:p>
          </table:table-cell>
          <table:table-cell table:formula="of:=[.G119]*20" office:value-type="float" office:value="0.05418" calcext:value-type="float">
            <text:p>0.05418</text:p>
          </table:table-cell>
          <table:table-cell table:number-columns-repeated="3"/>
        </table:table-row>
        <table:table-row table:style-name="ro1">
          <table:table-cell table:formula="of:=[.G87]" office:value-type="float" office:value="0.056965" calcext:value-type="float">
            <text:p>0.0569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20]*[.B120]" office:value-type="float" office:value="0.011393" calcext:value-type="float">
            <text:p>0.011393</text:p>
          </table:table-cell>
          <table:table-cell table:formula="of:=[.G120]*20" office:value-type="float" office:value="0.22786" calcext:value-type="float">
            <text:p>0.2278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18:.G120])" office:value-type="float" office:value="0.035172" calcext:value-type="float">
            <text:p>0.035172</text:p>
          </table:table-cell>
          <table:table-cell table:formula="of:=[.G121]*20" office:value-type="float" office:value="0.70344" calcext:value-type="float">
            <text:p>0.70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al, NI Backstop</text:p>
          </table:table-cell>
          <table:table-cell table:number-columns-repeated="7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Percent rounded manually</text:p>
          </table:table-cell>
        </table:table-row>
        <table:table-row table:style-name="ro1">
          <table:table-cell table:formula="of:=[.G57]" office:value-type="float" office:value="0.01935" calcext:value-type="float">
            <text:p>0.01935</text:p>
          </table:table-cell>
          <table:table-cell table:number-columns-repeated="5"/>
          <table:table-cell table:formula="of:=[.A125]" office:value-type="float" office:value="0.01935" calcext:value-type="float">
            <text:p>0.01935</text:p>
          </table:table-cell>
          <table:table-cell table:formula="of:=[.G125]*20" office:value-type="float" office:value="0.387" calcext:value-type="float">
            <text:p>0.387</text:p>
          </table:table-cell>
          <table:table-cell table:formula="of:=[.G125]*100" office:value-type="float" office:value="1.935" calcext:value-type="float">
            <text:p>1.935</text:p>
          </table:table-cell>
          <table:table-cell table:style-name="ce2" table:formula="of:=[.I125]" office:value-type="float" office:value="1.935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al, agrifood backstop</text:p>
          </table:table-cell>
          <table:table-cell table:number-columns-repeated="10"/>
        </table:table-row>
        <table:table-row table:style-name="ro1">
          <table:table-cell table:formula="of:=[.G73]" office:value-type="float" office:value="0.00903000000000001" calcext:value-type="float">
            <text:p>0.00903</text:p>
          </table:table-cell>
          <table:table-cell table:number-columns-repeated="5"/>
          <table:table-cell table:formula="of:=[.A128]" office:value-type="float" office:value="0.00903000000000001" calcext:value-type="float">
            <text:p>0.00903</text:p>
          </table:table-cell>
          <table:table-cell table:formula="of:=[.G128]*20" office:value-type="float" office:value="0.1806" calcext:value-type="float">
            <text:p>0.1806</text:p>
          </table:table-cell>
          <table:table-cell table:formula="of:=[.G128]*100" office:value-type="float" office:value="0.903000000000001" calcext:value-type="float">
            <text:p>0.90300000000000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al, original</text:p>
          </table:table-cell>
          <table:table-cell table:number-columns-repeated="10"/>
        </table:table-row>
        <table:table-row table:style-name="ro1">
          <table:table-cell table:formula="of:=[.G103]" office:value-type="float" office:value="0.0794685" calcext:value-type="float">
            <text:p>0.0794685</text:p>
          </table:table-cell>
          <table:table-cell table:number-columns-repeated="5"/>
          <table:table-cell table:formula="of:=[.A131]" office:value-type="float" office:value="0.0794685" calcext:value-type="float">
            <text:p>0.0794685</text:p>
          </table:table-cell>
          <table:table-cell table:formula="of:=[.G131]*20" office:value-type="float" office:value="1.58937" calcext:value-type="float">
            <text:p>1.58937</text:p>
          </table:table-cell>
          <table:table-cell table:formula="of:=[.G131]*100" office:value-type="float" office:value="7.94685" calcext:value-type="float">
            <text:p>7.94685</text:p>
          </table:table-cell>
          <table:table-cell table:style-name="ce2" table:formula="of:=[.I131]" office:value-type="float" office:value="7.94685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10"/>
        </table:table-row>
        <table:table-row table:style-name="ro1">
          <table:table-cell table:formula="of:=[.G112]" office:value-type="float" office:value="0.5562795" calcext:value-type="float">
            <text:p>0.5562795</text:p>
          </table:table-cell>
          <table:table-cell table:number-columns-repeated="5"/>
          <table:table-cell table:formula="of:=[.A134]" office:value-type="float" office:value="0.5562795" calcext:value-type="float">
            <text:p>0.5562795</text:p>
          </table:table-cell>
          <table:table-cell table:formula="of:=[.G134]*20" office:value-type="float" office:value="11.12559" calcext:value-type="float">
            <text:p>11.12559</text:p>
          </table:table-cell>
          <table:table-cell table:number-columns-repeated="3"/>
        </table:table-row>
        <table:table-row table:style-name="ro1">
          <table:table-cell table:formula="of:=[.G37]" office:value-type="float" office:value="0.086" calcext:value-type="float">
            <text:p>0.086</text:p>
          </table:table-cell>
          <table:table-cell table:number-columns-repeated="5"/>
          <table:table-cell table:formula="of:=[.A135]" office:value-type="float" office:value="0.086" calcext:value-type="float">
            <text:p>0.086</text:p>
          </table:table-cell>
          <table:table-cell table:formula="of:=[.G135]*20" office:value-type="float" office:value="1.72" calcext:value-type="float">
            <text:p>1.7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34:.G135])" office:value-type="float" office:value="0.6422795" calcext:value-type="float">
            <text:p>0.6422795</text:p>
          </table:table-cell>
          <table:table-cell/>
          <table:table-cell table:formula="of:=[.G136]*100" office:value-type="float" office:value="64.22795" calcext:value-type="float">
            <text:p>64.22795</text:p>
          </table:table-cell>
          <table:table-cell table:style-name="ce2" table:formula="of:=[.I136]" office:value-type="float" office:value="64.22795" calcext:value-type="float">
            <text:p>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<text:span text:style-name="T1">nd</text:span> referendum</text:p>
          </table:table-cell>
          <table:table-cell table:number-columns-repeated="10"/>
        </table:table-row>
        <table:table-row table:style-name="ro1">
          <table:table-cell table:formula="of:=[.G107]" office:value-type="float" office:value="0.158937" calcext:value-type="float">
            <text:p>0.158937</text:p>
          </table:table-cell>
          <table:table-cell table:number-columns-repeated="5"/>
          <table:table-cell table:formula="of:=[.A138]" office:value-type="float" office:value="0.158937" calcext:value-type="float">
            <text:p>0.158937</text:p>
          </table:table-cell>
          <table:table-cell table:formula="of:=[.G138]*20" office:value-type="float" office:value="3.17874" calcext:value-type="float">
            <text:p>3.17874</text:p>
          </table:table-cell>
          <table:table-cell table:formula="of:=[.G138]*100" office:value-type="float" office:value="15.8937" calcext:value-type="float">
            <text:p>15.8937</text:p>
          </table:table-cell>
          <table:table-cell table:style-name="ce2" table:formula="of:=[.I138]" office:value-type="float" office:value="15.8937" calcext:value-type="float">
            <text:p>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10"/>
        </table:table-row>
        <table:table-row table:style-name="ro1">
          <table:table-cell table:formula="of:=[.G87]" office:value-type="float" office:value="0.056965" calcext:value-type="float">
            <text:p>0.056965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141]*[.B141]" office:value-type="float" office:value="0.045572" calcext:value-type="float">
            <text:p>0.045572</text:p>
          </table:table-cell>
          <table:table-cell table:formula="of:=[.G141]*20" office:value-type="float" office:value="0.91144" calcext:value-type="float">
            <text:p>0.91144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16]" office:value-type="float" office:value="0.010191" calcext:value-type="float">
            <text:p>0.010191</text:p>
          </table:table-cell>
          <table:table-cell table:number-columns-repeated="5"/>
          <table:table-cell table:formula="of:=[.A142]" office:value-type="float" office:value="0.010191" calcext:value-type="float">
            <text:p>0.010191</text:p>
          </table:table-cell>
          <table:table-cell table:formula="of:=[.G142]*20" office:value-type="float" office:value="0.20382" calcext:value-type="float">
            <text:p>0.2038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141:.G142])" office:value-type="float" office:value="0.055763" calcext:value-type="float">
            <text:p>0.055763</text:p>
          </table:table-cell>
          <table:table-cell/>
          <table:table-cell table:formula="of:=[.G143]*100" office:value-type="float" office:value="5.5763" calcext:value-type="float">
            <text:p>5.5763</text:p>
          </table:table-cell>
          <table:table-cell table:style-name="ce2" table:formula="of:=[.I143]" office:value-type="float" office:value="5.5763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10"/>
        </table:table-row>
        <table:table-row table:style-name="ro1">
          <table:table-cell table:formula="of:=[.G121]" office:value-type="float" office:value="0.035172" calcext:value-type="float">
            <text:p>0.035172</text:p>
          </table:table-cell>
          <table:table-cell table:number-columns-repeated="5"/>
          <table:table-cell table:formula="of:=[.A145]" office:value-type="float" office:value="0.035172" calcext:value-type="float">
            <text:p>0.035172</text:p>
          </table:table-cell>
          <table:table-cell table:formula="of:=[.G145]*20" office:value-type="float" office:value="0.70344" calcext:value-type="float">
            <text:p>0.70344</text:p>
          </table:table-cell>
          <table:table-cell table:formula="of:=[.G145]*100" office:value-type="float" office:value="3.5172" calcext:value-type="float">
            <text:p>3.5172</text:p>
          </table:table-cell>
          <table:table-cell table:style-name="ce2" table:formula="of:=[.I145]" office:value-type="float" office:value="3.5172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table:formula="of:=SUM([.I125:.I145])" office:value-type="float" office:value="100" calcext:value-type="float">
            <text:p>100</text:p>
          </table:table-cell>
          <table:table-cell/>
          <table:table-cell table:formula="of:=SUM([.K125:.K145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9-13T17:39:04.007863040</meta:creation-date>
    <dc:date>2019-09-13T18:26:40.640158119</dc:date>
    <dc:creator>Jon Worth</dc:creator>
    <meta:editing-duration>PT4M3S</meta:editing-duration>
    <meta:editing-cycles>3</meta:editing-cycles>
    <meta:generator>LibreOffice/6.2.0.3$MacOSX_X86_64 LibreOffice_project/98c6a8a1c6c7b144ce3cc729e34964b47ce25d62</meta:generator>
    <meta:document-statistic meta:table-count="1" meta:cell-count="297" meta:object-count="0"/>
  </office:meta>
</office:document-meta>
</file>